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draw:textarea-vertical-align="middle" fo:min-height="0.512cm"/>
    </style:style>
    <style:style style:name="gr2" style:family="graphic" style:parent-style-name="standard">
      <style:graphic-properties draw:stroke="solid" svg:stroke-color="#000000" draw:fill="none" draw:fill-color="#ffffff" draw:textarea-vertical-align="middle" fo:min-height="1.2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5" style:family="graphic" style:parent-style-name="standard">
      <style:graphic-properties draw:stroke="solid" svg:stroke-color="#000000" draw:fill="none" draw:fill-color="#ffffff" draw:textarea-vertical-align="middle" fo:min-height="1.435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draw:stroke="solid" svg:stroke-color="#000000" draw:fill="none" draw:fill-color="#ffffff" draw:textarea-vertical-align="middle" fo:min-height="1.8cm"/>
    </style:style>
    <style:style style:name="gr8" style:family="graphic" style:parent-style-name="standard">
      <style:graphic-properties draw:stroke="solid" svg:stroke-color="#000000" draw:fill="none" draw:fill-color="#ffffff" draw:opacity="100%" draw:opacity-name="" draw:textarea-vertical-align="top" fo:min-height="2.417cm"/>
    </style:style>
    <style:style style:name="gr9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0" style:family="graphic" style:parent-style-name="standard">
      <style:graphic-properties draw:stroke="solid" svg:stroke-color="#000000" draw:fill="none" draw:fill-color="#ffffff" draw:textarea-vertical-align="middle" fo:min-height="1.499cm"/>
    </style:style>
    <style:style style:name="gr11" style:family="graphic" style:parent-style-name="objectwithoutfill">
      <style:graphic-properties draw:stroke="dash" draw:stroke-dash="Ultrafine_20_Dashed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47cm" fo:min-width="0cm"/>
    </style:style>
    <style:style style:name="gr13" style:family="graphic" style:parent-style-name="standard">
      <style:graphic-properties draw:stroke="solid" svg:stroke-color="#000000" draw:fill="none" draw:fill-color="#ffffff" draw:textarea-vertical-align="middle" fo:min-height="1.37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dash" draw:stroke-dash="Fine_20_Dashed" svg:stroke-color="#000000" draw:fill="none" draw:fill-color="#ffffff" draw:textarea-vertical-align="middle" fo:min-height="0.957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95cm" fo:min-width="0cm"/>
    </style:style>
    <style:style style:name="gr18" style:family="graphic" style:parent-style-name="standard">
      <style:graphic-properties draw:stroke="solid" draw:stroke-dash="Fine_20_Dashed" svg:stroke-color="#000000" draw:fill="none" draw:fill-color="#ffffff" draw:textarea-vertical-align="middle" fo:min-height="0.512cm"/>
    </style:style>
    <style:style style:name="gr19" style:family="graphic" style:parent-style-name="standard">
      <style:graphic-properties draw:stroke="dash" draw:stroke-dash="Fine_20_Dashed" svg:stroke-color="#000000" draw:fill="none" draw:fill-color="#ffffff" draw:textarea-vertical-align="middle" fo:min-height="0.703cm"/>
    </style:style>
    <style:style style:name="gr20" style:family="graphic" style:parent-style-name="standard">
      <style:graphic-properties draw:stroke="dash" draw:stroke-dash="Fine_20_Dashed" svg:stroke-color="#000000" draw:fill="none" draw:fill-color="#ffffff" draw:textarea-vertical-align="middle" fo:min-height="1.005cm"/>
    </style:style>
    <style:style style:name="gr21" style:family="graphic" style:parent-style-name="objectwithoutfill">
      <style:graphic-properties draw:stroke="dash" draw:stroke-dash="Fine_20_Dashed" draw:fill="none" draw:textarea-vertical-align="middle"/>
    </style:style>
    <style:style style:name="gr22" style:family="graphic" style:parent-style-name="standard">
      <style:graphic-properties draw:stroke="dash" draw:stroke-dash="Fine_20_Dashed" svg:stroke-color="#000000" draw:fill="none" draw:fill-color="#ffffff" draw:textarea-vertical-align="middle" fo:min-height="0.639cm"/>
    </style:style>
    <style:style style:name="gr23" style:family="graphic" style:parent-style-name="standard">
      <style:graphic-properties draw:stroke="dash" draw:stroke-dash="Fine_20_Dashed" svg:stroke-color="#000000" draw:fill="none" draw:fill-color="#ffffff" draw:textarea-vertical-align="middle" fo:min-height="1.92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5" style:family="graphic" style:parent-style-name="standard">
      <style:graphic-properties draw:stroke="solid" svg:stroke-color="#000000" draw:fill="none" draw:fill-color="#ffffff" draw:textarea-vertical-align="middle" fo:min-height="0.47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97cm" fo:min-width="0cm"/>
    </style:style>
    <style:style style:name="P1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loext:graphic-properties draw:fill="none" draw:fill-color="#ffffff" draw:opacity="100%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0pt" style:font-size-asian="10pt" style:font-size-complex="10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12" style:family="paragraph">
      <style:paragraph-properties fo:text-align="center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13" style:family="paragraph">
      <loext:graphic-properties draw:fill="none" draw:fill-color="#ffffff"/>
      <style:paragraph-properties fo:text-align="end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1.651cm" svg:height="0.762cm" svg:x="3.286cm" svg:y="3.921cm">
          <draw:text-box>
            <text:p text:style-name="P1"><text:span text:style-name="T1">pull</text:span></text:p>
          </draw:text-box>
        </draw:frame>
        <draw:frame draw:style-name="gr1" draw:text-style-name="P2" xml:id="id2" draw:id="id2" draw:layer="layout" svg:width="1.651cm" svg:height="0.762cm" svg:x="15.351cm" svg:y="3.921cm">
          <draw:text-box>
            <text:p text:style-name="P1"><text:span text:style-name="T1">fetch</text:span></text:p>
          </draw:text-box>
        </draw:frame>
        <draw:frame draw:style-name="gr2" draw:text-style-name="P4" xml:id="id4" draw:id="id4" draw:layer="layout" svg:width="5.207cm" svg:height="1.923cm" svg:x="4.81cm" svg:y="13.03cm">
          <draw:text-box>
            <text:p text:style-name="P3"><text:span text:style-name="T1">merge</text:span></text:p>
            <text:p text:style-name="P3"><text:span text:style-name="T2">Write merge result to working tree. Adds the conflict free files to the index.</text:span></text:p>
          </draw:text-box>
        </draw:frame>
        <draw:frame draw:style-name="gr1" draw:text-style-name="P2" xml:id="id5" draw:id="id5" draw:layer="layout" svg:width="2.032cm" svg:height="0.762cm" svg:x="1.762cm" svg:y="6.921cm">
          <draw:text-box>
            <text:p text:style-name="P1"><text:span text:style-name="T1">rebase</text:span></text:p>
          </draw:text-box>
        </draw:frame>
        <draw:connector draw:style-name="gr3" draw:text-style-name="P5" draw:layer="layout" draw:type="lines" svg:x1="4.937cm" svg:y1="4.302cm" svg:x2="15.351cm" svg:y2="4.302cm" draw:start-shape="id1" draw:start-glue-point="1" draw:end-shape="id2" svg:d="M4937 4302h501 9412 501" svg:viewBox="0 0 10415 1">
          <text:p/>
        </draw:connector>
        <draw:frame draw:style-name="gr4" draw:text-style-name="P6" xml:id="id3" draw:id="id3" draw:layer="layout" svg:width="0.879cm" svg:height="0.729cm" svg:x="1cm" svg:y="4.541cm">
          <draw:text-box>
            <text:p><text:span text:style-name="T3">or</text:span></text:p>
          </draw:text-box>
        </draw:frame>
        <draw:connector draw:style-name="gr3" draw:text-style-name="P5" draw:layer="layout" draw:type="lines" draw:line-skew="8.184cm" svg:x1="1.439cm" svg:y1="5.27cm" svg:x2="4.81cm" svg:y2="13.991cm" draw:start-shape="id3" draw:start-glue-point="2" draw:end-shape="id4" draw:end-glue-point="3" svg:d="M1439 5270v8684l2870 37h501" svg:viewBox="0 0 3372 8722">
          <text:p/>
        </draw:connector>
        <draw:connector draw:style-name="gr3" draw:text-style-name="P5" draw:layer="layout" draw:type="lines" svg:x1="1.439cm" svg:y1="5.27cm" svg:x2="2.778cm" svg:y2="6.921cm" draw:start-shape="id3" draw:start-glue-point="2" draw:end-shape="id5" draw:end-glue-point="0" svg:d="M1439 5270v500l1339 650v501" svg:viewBox="0 0 1340 1652">
          <text:p/>
        </draw:connector>
        <draw:frame draw:style-name="gr5" draw:text-style-name="P4" xml:id="id6" draw:id="id6" draw:layer="layout" svg:width="2.921cm" svg:height="1.685cm" svg:x="3.032cm" svg:y="8.332cm">
          <draw:text-box>
            <text:p text:style-name="P3"><text:span text:style-name="T3">(single) </text:span></text:p>
            <text:p text:style-name="P3"><text:span text:style-name="T1">cherry-pick</text:span></text:p>
          </draw:text-box>
        </draw:frame>
        <draw:connector draw:style-name="gr6" draw:text-style-name="P5" draw:layer="layout" draw:type="lines" svg:x1="3.794cm" svg:y1="7.302cm" svg:x2="4.492cm" svg:y2="8.332cm" draw:start-shape="id5" draw:start-glue-point="1" draw:end-shape="id6" draw:end-glue-point="0" svg:d="M3794 7302h501l197 529v501" svg:viewBox="0 0 699 1031">
          <text:p/>
        </draw:connector>
        <draw:frame draw:style-name="gr2" draw:text-style-name="P4" xml:id="id7" draw:id="id7" draw:layer="layout" svg:width="4.572cm" svg:height="1.525cm" svg:x="12.43cm" svg:y="5.063cm">
          <draw:text-box>
            <text:p text:style-name="P3"><text:span text:style-name="T1">format-patch</text:span></text:p>
            <text:p text:style-name="P3"><text:span text:style-name="T2">Creates patches with meta info</text:span></text:p>
          </draw:text-box>
        </draw:frame>
        <draw:frame draw:style-name="gr7" draw:text-style-name="P4" xml:id="id8" draw:id="id8" draw:layer="layout" svg:width="5.207cm" svg:height="2.05cm" svg:x="4.81cm" svg:y="10.525cm">
          <draw:text-box>
            <text:p text:style-name="P3"><text:span text:style-name="T1">apply</text:span></text:p>
            <text:p text:style-name="P3"><text:span text:style-name="T2">Apply a patch to the working tree. Adds the conflict free files to the index.</text:span></text:p>
          </draw:text-box>
        </draw:frame>
        <draw:connector draw:style-name="gr3" draw:text-style-name="P5" draw:layer="layout" draw:type="lines" draw:line-skew="0.706cm -1.1cm" svg:x1="5.953cm" svg:y1="9.174cm" svg:x2="12.43cm" svg:y2="5.825cm" draw:start-shape="id6" draw:start-glue-point="1" draw:end-shape="id7" draw:end-glue-point="3" svg:d="M5953 9174h1207l3669-3349h1601" svg:viewBox="0 0 6478 3350">
          <text:p/>
        </draw:connector>
        <draw:connector draw:style-name="gr3" draw:text-style-name="P5" draw:layer="layout" draw:type="lines" svg:x1="5.953cm" svg:y1="9.174cm" svg:x2="7.413cm" svg:y2="10.525cm" draw:start-shape="id6" draw:start-glue-point="1" draw:end-shape="id8" draw:end-glue-point="0" svg:d="M5953 9174h501l959 850v501" svg:viewBox="0 0 1461 1352">
          <text:p/>
        </draw:connector>
        <draw:frame draw:style-name="gr8" draw:text-style-name="P8" xml:id="id9" draw:id="id9" draw:layer="layout" svg:width="4.699cm" svg:height="2.667cm" svg:x="12.303cm" svg:y="16.278cm">
          <draw:text-box>
            <text:p text:style-name="P3"><text:span text:style-name="T1">commit</text:span></text:p>
            <text:p text:style-name="P7"><text:span text:style-name="T2">Content of index becomes</text:span></text:p>
            <text:p text:style-name="P7"><text:span text:style-name="T2">content of new commit</text:span></text:p>
          </draw:text-box>
        </draw:frame>
        <draw:connector draw:style-name="gr9" draw:text-style-name="P5" draw:layer="layout" draw:type="lines" draw:line-skew="2.094cm" svg:x1="7.413cm" svg:y1="14.953cm" svg:x2="12.303cm" svg:y2="17.611cm" draw:start-shape="id4" draw:start-glue-point="2" draw:end-shape="id9" draw:end-glue-point="3" svg:d="M7413 14953v2595l4389 63h501" svg:viewBox="0 0 4891 2659">
          <text:p/>
        </draw:connector>
        <draw:connector draw:style-name="gr9" draw:text-style-name="P5" draw:layer="layout" draw:type="lines" draw:line-skew="6.816cm" svg:x1="4.492cm" svg:y1="10.017cm" svg:x2="12.303cm" svg:y2="17.611cm" draw:start-shape="id6" draw:start-glue-point="2" draw:end-shape="id9" draw:end-glue-point="3" svg:d="M4492 10017v7317l7310 277h501" svg:viewBox="0 0 7812 7595">
          <text:p/>
        </draw:connector>
        <draw:frame draw:style-name="gr10" draw:text-style-name="P4" xml:id="id17" draw:id="id17" draw:layer="layout" svg:width="4.572cm" svg:height="1.749cm" svg:x="12.43cm" svg:y="7.252cm">
          <draw:text-box>
            <text:p text:style-name="P3"><text:span text:style-name="T1">diff</text:span></text:p>
            <text:p text:style-name="P7"><text:span text:style-name="T2">Can create one patch without meta info</text:span></text:p>
          </draw:text-box>
        </draw:frame>
        <draw:connector draw:style-name="gr11" draw:text-style-name="P5" draw:layer="layout" draw:type="line" svg:x1="17.002cm" svg:y1="5.825cm" svg:x2="17.764cm" svg:y2="9.572cm" draw:start-shape="id7" draw:end-shape="id10" draw:end-glue-point="3" svg:d="M17002 5825l762 3747" svg:viewBox="0 0 763 3748">
          <text:p/>
        </draw:connector>
        <draw:connector draw:style-name="gr11" draw:text-style-name="P5" draw:layer="layout" draw:type="line" svg:x1="17.764cm" svg:y1="9.572cm" svg:x2="10.017cm" svg:y2="11.55cm" draw:start-shape="id10" draw:start-glue-point="3" draw:end-shape="id8" draw:end-glue-point="1" svg:d="M17764 9572l-7747 1978" svg:viewBox="0 0 7748 1979">
          <text:p/>
        </draw:connector>
        <draw:frame draw:style-name="gr12" draw:text-style-name="P9" draw:layer="layout" svg:width="4.329cm" svg:height="2.097cm" svg:x="3.91cm" svg:y="6.142cm">
          <draw:text-box>
            <text:p text:style-name="P7"><text:span text:style-name="T2">Series of single 'cherry picks'; may use format-patch / apply directly</text:span></text:p>
          </draw:text-box>
        </draw:frame>
        <draw:frame draw:style-name="gr13" draw:text-style-name="P4" xml:id="id11" draw:id="id11" draw:layer="layout" svg:width="4.445cm" svg:height="2.003cm" svg:x="12.43cm" svg:y="12.938cm">
          <draw:text-box>
            <text:p text:style-name="P3"><text:span text:style-name="T1">add</text:span><text:span text:style-name="T3"> </text:span></text:p>
            <text:p text:style-name="P3"><text:span text:style-name="T3">(aka stage)</text:span></text:p>
            <text:p text:style-name="P7"><text:span text:style-name="T2">Adds (modified) working tree files to index</text:span></text:p>
          </draw:text-box>
        </draw:frame>
        <draw:connector draw:style-name="gr3" draw:text-style-name="P5" draw:layer="layout" draw:type="lines" draw:line-skew="0cm -0.642cm" svg:x1="10.017cm" svg:y1="11.55cm" svg:x2="12.43cm" svg:y2="13.939cm" draw:start-shape="id8" draw:start-glue-point="1" draw:end-shape="id11" draw:end-glue-point="3" svg:d="M10017 11550h501l769 2389h1143" svg:viewBox="0 0 2414 2390">
          <text:p/>
        </draw:connector>
        <draw:connector draw:style-name="gr3" draw:text-style-name="P5" draw:layer="layout" draw:type="lines" draw:line-skew="0cm -0.515cm" svg:x1="10.017cm" svg:y1="13.991cm" svg:x2="12.43cm" svg:y2="13.939cm" draw:start-shape="id4" draw:start-glue-point="1" draw:end-shape="id11" draw:end-glue-point="3" svg:d="M10017 13991h501l896-52h1016" svg:viewBox="0 0 2414 53">
          <text:p/>
        </draw:connector>
        <draw:frame draw:style-name="gr14" draw:text-style-name="P9" draw:layer="layout" svg:width="4.27cm" svg:height="1.047cm" svg:x="6.588cm" svg:y="15.231cm">
          <draw:text-box>
            <text:p text:style-name="P7"><text:span text:style-name="T2">The created commit has</text:span></text:p>
            <text:p text:style-name="P7"><text:span text:style-name="T2">multiple parents</text:span></text:p>
          </draw:text-box>
        </draw:frame>
        <draw:frame draw:style-name="gr1" draw:text-style-name="P2" xml:id="id12" draw:id="id12" draw:layer="layout" svg:width="3.429cm" svg:height="0.762cm" svg:x="1.635cm" svg:y="18.945cm">
          <draw:text-box>
            <text:p text:style-name="P1"><text:span text:style-name="T1">stash save</text:span></text:p>
          </draw:text-box>
        </draw:frame>
        <draw:connector draw:style-name="gr3" draw:text-style-name="P5" draw:layer="layout" draw:type="lines" draw:line-skew="0cm -5.087cm" svg:x1="5.064cm" svg:y1="19.326cm" svg:x2="14.081cm" svg:y2="18.31cm" draw:start-shape="id12" draw:start-glue-point="1" draw:end-shape="id13" draw:end-glue-point="3" svg:d="M5064 19326h501l2928-1016h5588" svg:viewBox="0 0 9018 1017">
          <text:p/>
        </draw:connector>
        <draw:frame draw:style-name="gr15" draw:text-style-name="P11" xml:id="id14" draw:id="id14" draw:layer="layout" svg:width="4.572cm" svg:height="1.207cm" svg:x="12.43cm" svg:y="10.557cm">
          <draw:text-box>
            <text:p text:style-name="P10"><text:span text:style-name="T2">Modify files in working tree</text:span></text:p>
          </draw:text-box>
        </draw:frame>
        <draw:connector draw:style-name="gr3" draw:text-style-name="P5" draw:layer="layout" draw:type="lines" draw:line-skew="0cm -0.769cm" svg:x1="10.017cm" svg:y1="11.55cm" svg:x2="12.43cm" svg:y2="11.16cm" draw:start-shape="id8" draw:start-glue-point="1" draw:end-shape="id14" draw:end-glue-point="3" svg:d="M10017 11550h501l642-390h1270" svg:viewBox="0 0 2414 391">
          <text:p/>
        </draw:connector>
        <draw:connector draw:style-name="gr11" draw:text-style-name="P5" draw:layer="layout" draw:type="line" svg:x1="16.875cm" svg:y1="13.939cm" svg:x2="17.764cm" svg:y2="11.787cm" draw:start-shape="id11" draw:start-glue-point="1" draw:end-shape="id15" svg:d="M16875 13939l889-2152" svg:viewBox="0 0 890 2153">
          <text:p/>
        </draw:connector>
        <draw:connector draw:style-name="gr3" draw:text-style-name="P5" draw:layer="layout" draw:type="lines" draw:line-skew="0.261cm -0.769cm" svg:x1="10.017cm" svg:y1="13.991cm" svg:x2="12.43cm" svg:y2="11.16cm" draw:start-shape="id4" draw:start-glue-point="1" draw:end-shape="id14" draw:end-glue-point="3" svg:d="M10017 13991h762l381-2831h1270" svg:viewBox="0 0 2414 2832">
          <text:p/>
        </draw:connector>
        <draw:connector draw:style-name="gr16" draw:text-style-name="P5" draw:layer="layout" draw:type="line" svg:x1="3.286cm" svg:y1="4.302cm" svg:x2="1.879cm" svg:y2="4.905cm" draw:start-shape="id1" draw:start-glue-point="3" draw:end-shape="id3" draw:end-glue-point="1" svg:d="M3286 4302l-1407 603" svg:viewBox="0 0 1408 604">
          <text:p/>
        </draw:connector>
        <draw:frame draw:style-name="gr17" draw:text-style-name="P9" draw:layer="layout" svg:width="5.705cm" svg:height="1.843cm" svg:x="5.826cm" svg:y="18.564cm">
          <draw:text-box>
            <text:p text:style-name="P7"><text:span text:style-name="T2">Creates one commit for each of:</text:span></text:p>
            <text:p text:style-name="P7"><text:span text:style-name="T2">working tree, index and optionally</text:span></text:p>
            <text:p text:style-name="P7"><text:span text:style-name="T2">untracked files. Accessible via the reflog of the 'stash' reference.</text:span></text:p>
          </draw:text-box>
        </draw:frame>
        <draw:frame draw:style-name="gr18" draw:text-style-name="P4" xml:id="id13" draw:id="id13" draw:layer="layout" svg:width="1.982cm" svg:height="0.762cm" svg:x="14.081cm" svg:y="17.929cm">
          <draw:text-box>
            <text:p text:style-name="P3"><text:span text:style-name="T3">'core'</text:span></text:p>
          </draw:text-box>
        </draw:frame>
        <draw:frame draw:style-name="gr19" draw:text-style-name="P4" xml:id="id16" draw:id="id16" draw:layer="layout" svg:width="2.236cm" svg:height="0.953cm" svg:x="17.764cm" svg:y="14.754cm">
          <draw:text-box>
            <text:p text:style-name="P3"><text:span text:style-name="T3">index</text:span></text:p>
          </draw:text-box>
        </draw:frame>
        <draw:frame draw:style-name="gr20" draw:text-style-name="P4" xml:id="id15" draw:id="id15" draw:layer="layout" svg:width="2.236cm" svg:height="1.255cm" svg:x="17.764cm" svg:y="11.16cm">
          <draw:text-box>
            <text:p text:style-name="P3"><text:span text:style-name="T3">working tree</text:span></text:p>
          </draw:text-box>
        </draw:frame>
        <draw:connector draw:style-name="gr11" draw:text-style-name="P5" draw:layer="layout" draw:type="line" svg:x1="17.764cm" svg:y1="15.23cm" svg:x2="16.875cm" svg:y2="13.939cm" draw:start-shape="id16" draw:start-glue-point="3" draw:end-shape="id11" draw:end-glue-point="1" svg:d="M17764 15230l-889-1291" svg:viewBox="0 0 890 1292">
          <text:p/>
        </draw:connector>
        <draw:connector draw:style-name="gr21" draw:text-style-name="P5" draw:layer="layout" draw:type="line" svg:x1="17.764cm" svg:y1="15.23cm" svg:x2="17.002cm" svg:y2="17.611cm" draw:start-shape="id16" draw:start-glue-point="3" draw:end-shape="id9" svg:d="M17764 15230l-762 2381" svg:viewBox="0 0 763 2382">
          <text:p/>
        </draw:connector>
        <draw:connector draw:style-name="gr11" draw:text-style-name="P5" draw:layer="layout" draw:type="line" svg:x1="17.002cm" svg:y1="11.16cm" svg:x2="17.764cm" svg:y2="11.787cm" draw:start-shape="id14" draw:start-glue-point="1" draw:end-shape="id15" draw:end-glue-point="3" svg:d="M17002 11160l762 627" svg:viewBox="0 0 763 628">
          <text:p/>
        </draw:connector>
        <draw:frame draw:style-name="gr22" draw:text-style-name="P4" xml:id="id10" draw:id="id10" draw:layer="layout" svg:width="2.236cm" svg:height="0.889cm" svg:x="17.764cm" svg:y="9.128cm">
          <draw:text-box>
            <text:p text:style-name="P3"><text:span text:style-name="T3">patch</text:span></text:p>
          </draw:text-box>
        </draw:frame>
        <draw:connector draw:style-name="gr11" draw:text-style-name="P5" draw:layer="layout" draw:type="line" svg:x1="17.002cm" svg:y1="8.126cm" svg:x2="17.764cm" svg:y2="9.572cm" draw:start-shape="id17" draw:start-glue-point="1" draw:end-shape="id10" draw:end-glue-point="3" svg:d="M17002 8126l762 1446" svg:viewBox="0 0 763 1447">
          <text:p/>
        </draw:connector>
        <draw:frame draw:style-name="gr23" draw:text-style-name="P4" xml:id="id18" draw:id="id18" draw:layer="layout" svg:width="2.617cm" svg:height="2.177cm" svg:x="17.383cm" svg:y="19.453cm">
          <draw:text-box>
            <text:p text:style-name="P3"><text:span text:style-name="T3">object repository</text:span></text:p>
            <text:p text:style-name="P3"><text:span text:style-name="T2">History / commit DAG</text:span></text:p>
          </draw:text-box>
        </draw:frame>
        <draw:connector draw:style-name="gr21" draw:text-style-name="P5" draw:layer="layout" draw:type="line" svg:x1="17.383cm" svg:y1="20.541cm" svg:x2="17.002cm" svg:y2="17.612cm" draw:start-shape="id18" draw:start-glue-point="3" svg:d="M17383 20541l-381-2929" svg:viewBox="0 0 382 2930">
          <text:p/>
        </draw:connector>
        <draw:frame draw:style-name="gr24" draw:text-style-name="P13" draw:layer="layout" svg:width="19cm" svg:height="0.962cm" svg:x="1cm" svg:y="1.054cm">
          <draw:text-box>
            <text:p text:style-name="P12"><text:span text:style-name="T4">Relation between major git commands</text:span></text:p>
          </draw:text-box>
        </draw:frame>
        <draw:frame draw:style-name="gr1" draw:text-style-name="P4" xml:id="id19" draw:id="id19" draw:layer="layout" svg:width="0.889cm" svg:height="0.762cm" svg:x="13.827cm" svg:y="1.412cm">
          <draw:text-box>
            <text:p text:style-name="P3"><text:span text:style-name="T3">A</text:span></text:p>
          </draw:text-box>
        </draw:frame>
        <draw:frame draw:style-name="gr25" draw:text-style-name="P4" xml:id="id20" draw:id="id20" draw:layer="layout" svg:width="0.889cm" svg:height="0.729cm" svg:x="15.859cm" svg:y="1.445cm">
          <draw:text-box>
            <text:p text:style-name="P3"><text:span text:style-name="T3">B</text:span></text:p>
          </draw:text-box>
        </draw:frame>
        <draw:connector draw:style-name="gr3" draw:text-style-name="P5" draw:layer="layout" draw:type="lines" svg:x1="14.716cm" svg:y1="1.793cm" svg:x2="15.859cm" svg:y2="1.809cm" draw:start-shape="id19" draw:start-glue-point="1" draw:end-shape="id20" draw:end-glue-point="3" svg:d="M14716 1793h501l141 16h501" svg:viewBox="0 0 1144 17">
          <text:p/>
        </draw:connector>
        <draw:frame draw:style-name="gr26" draw:text-style-name="P9" draw:layer="layout" svg:width="3.076cm" svg:height="1.047cm" svg:x="16.72cm" svg:y="1.254cm">
          <draw:text-box>
            <text:p text:style-name="P7"><text:span text:style-name="T2">A (semantically) </text:span></text:p>
            <text:p text:style-name="P7"><text:span text:style-name="T2">uses B</text:span></text:p>
          </draw:text-box>
        </draw:frame>
        <draw:connector draw:style-name="gr9" draw:text-style-name="P5" draw:layer="layout" draw:type="lines" svg:x1="14.716cm" svg:y1="2.524cm" svg:x2="15.859cm" svg:y2="2.54cm" svg:d="M14716 2524l1143 16" svg:viewBox="0 0 1144 17">
          <text:p/>
        </draw:connector>
        <draw:frame draw:style-name="gr26" draw:text-style-name="P9" draw:layer="layout" svg:width="3.076cm" svg:height="1.047cm" svg:x="16.72cm" svg:y="2.27cm">
          <draw:text-box>
            <text:p text:style-name="P7"><text:span text:style-name="T2">A optionally</text:span></text:p>
            <text:p text:style-name="P7"><text:span text:style-name="T2">uses 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29T09:10:20.761368743</meta:creation-date>
    <dc:date>2016-04-29T15:32:37.468983548</dc:date>
    <meta:editing-duration>PT1H17M35S</meta:editing-duration>
    <meta:editing-cycles>6</meta:editing-cycles>
    <meta:generator>LibreOffice/5.0.5.2$Linux_X86_64 LibreOffice_project/00m0$Build-2</meta:generator>
    <meta:document-statistic meta:object-count="50"/>
  </office:meta>
</office:document-meta>
</file>